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Dao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ProcessDaoImpl( SessionManager sm , H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DaoImpl.addCorrelator( String cor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DaoImpl.getCorrelator( String cor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cessDaoImpl.instanceCompleted( ProcessInstanceDAO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cessDaoImpl.getNum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DaoImpl.getG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removeRoutes( String routeId , ProcessInstanceDAO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DaoImpl.createInstance( CorrelatorDAO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cess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DaoImpl.get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DaoImpl.getInstance( Long i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DaoImpl.findInstance( CorrelationKey cke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